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SungtiL GB" svg:font-family="'AR PL SungtiL GB'" style:font-family-generic="system" style:font-pitch="variable"/>
    <style:font-face style:name="Consolas" svg:font-family="Consolas" style:font-family-generic="swiss" style:font-pitch="fixed"/>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Tahoma" svg:font-family="Tahoma" style:font-family-generic="roman" style:font-pitch="variable"/>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style:writing-mode="page"/>
    </style:style>
    <style:style style:name="Table1.3" style:family="table-row">
      <style:table-row-properties style:min-row-height="0.2417in"/>
    </style:style>
    <style:style style:name="P1" style:family="paragraph" style:parent-style-name="Contents_20_1">
      <style:paragraph-properties>
        <style:tab-stops>
          <style:tab-stop style:position="6.6929in" style:type="right" style:leader-style="dotted" style:leader-text="."/>
        </style:tab-stops>
      </style:paragraph-properties>
    </style:style>
    <style:style style:name="P2" style:family="paragraph" style:parent-style-name="Text_20_body">
      <style:text-properties fo:language="de" fo:country="DE" officeooo:rsid="0016a5a8" officeooo:paragraph-rsid="0016a5a8"/>
    </style:style>
    <style:style style:name="P3" style:family="paragraph" style:parent-style-name="Text_20_body">
      <style:text-properties fo:language="de" fo:country="DE" officeooo:rsid="00180ebe" officeooo:paragraph-rsid="00180ebe"/>
    </style:style>
    <style:style style:name="P4" style:family="paragraph" style:parent-style-name="Text_20_body">
      <style:text-properties fo:language="de" fo:country="DE" officeooo:rsid="0018472c" officeooo:paragraph-rsid="0018472c"/>
    </style:style>
    <style:style style:name="P5" style:family="paragraph" style:parent-style-name="Text_20_body">
      <style:text-properties fo:language="de" fo:country="DE" officeooo:rsid="001bc501" officeooo:paragraph-rsid="00325db4"/>
    </style:style>
    <style:style style:name="P6" style:family="paragraph" style:parent-style-name="Text_20_body">
      <style:text-properties fo:language="de" fo:country="DE" officeooo:rsid="001d5c88" officeooo:paragraph-rsid="00325db4"/>
    </style:style>
    <style:style style:name="P7" style:family="paragraph" style:parent-style-name="Text_20_body">
      <style:text-properties fo:language="de" fo:country="DE" officeooo:rsid="001ecca4" officeooo:paragraph-rsid="001ecca4"/>
    </style:style>
    <style:style style:name="P8" style:family="paragraph" style:parent-style-name="Text_20_body">
      <style:text-properties fo:language="de" fo:country="DE" officeooo:rsid="001aa6e5" officeooo:paragraph-rsid="001aa6e5"/>
    </style:style>
    <style:style style:name="P9" style:family="paragraph" style:parent-style-name="Table_20_Contents">
      <style:text-properties officeooo:rsid="00245987" officeooo:paragraph-rsid="00245987"/>
    </style:style>
    <style:style style:name="P10" style:family="paragraph" style:parent-style-name="Text_20_body">
      <style:text-properties fo:font-size="18pt" fo:language="de" fo:country="DE" officeooo:rsid="002093db" officeooo:paragraph-rsid="002093db" style:font-size-asian="18pt" style:font-size-complex="18pt"/>
    </style:style>
    <style:style style:name="P11" style:family="paragraph" style:parent-style-name="Text_20_body">
      <loext:graphic-properties draw:fill-gradient-name="gradient" draw:fill-hatch-name="hatch"/>
      <style:paragraph-properties fo:margin-top="0in" fo:margin-bottom="0in" style:contextual-spacing="false" fo:line-height="0.1402in" style:register-true="true"/>
      <style:text-properties style:font-name="Consolas" fo:font-size="9pt" style:font-size-asian="9pt" style:font-size-complex="9pt"/>
    </style:style>
    <style:style style:name="P12" style:family="paragraph" style:parent-style-name="Text_20_body">
      <loext:graphic-properties draw:fill-gradient-name="gradient" draw:fill-hatch-name="hatch"/>
      <style:paragraph-properties fo:margin-top="0in" fo:margin-bottom="0in" style:contextual-spacing="false" fo:line-height="0.1402in" style:register-true="true"/>
      <style:text-properties style:font-name="Consolas" fo:font-size="9pt" fo:language="zxx" fo:country="none" style:font-size-asian="9pt" style:language-asian="zxx" style:country-asian="none" style:font-size-complex="9pt" style:language-complex="zxx" style:country-complex="none"/>
    </style:style>
    <style:style style:name="P13" style:family="paragraph" style:parent-style-name="Text_20_body">
      <style:text-properties fo:font-size="12pt" fo:language="de" fo:country="DE" officeooo:rsid="002093db" officeooo:paragraph-rsid="002093db" style:font-size-asian="10.5pt" style:font-size-complex="12pt"/>
    </style:style>
    <style:style style:name="P14" style:family="paragraph" style:parent-style-name="Text_20_body">
      <style:text-properties fo:font-size="12pt" fo:language="de" fo:country="DE" officeooo:rsid="00278671" officeooo:paragraph-rsid="00278671" style:font-size-asian="10.5pt" style:font-size-complex="12pt"/>
    </style:style>
    <style:style style:name="P15" style:family="paragraph" style:parent-style-name="Text_20_body">
      <style:text-properties fo:font-size="12pt" fo:language="de" fo:country="DE" officeooo:rsid="002af046" officeooo:paragraph-rsid="002af046" style:font-size-asian="10.5pt" style:font-size-complex="12pt"/>
    </style:style>
    <style:style style:name="P16" style:family="paragraph" style:parent-style-name="Text_20_body">
      <style:text-properties fo:font-size="15pt" fo:language="de" fo:country="DE" officeooo:rsid="002093db" officeooo:paragraph-rsid="002093db" style:font-size-asian="15pt" style:font-size-complex="15pt"/>
    </style:style>
    <style:style style:name="P17" style:family="paragraph" style:parent-style-name="Text_20_body">
      <style:text-properties fo:font-weight="bold" fo:background-color="#fff200" style:font-weight-asian="bold" style:font-weight-complex="bold"/>
    </style:style>
    <style:style style:name="P18" style:family="paragraph" style:parent-style-name="Heading_20_1">
      <style:text-properties fo:language="de" fo:country="DE"/>
    </style:style>
    <style:style style:name="P19" style:family="paragraph" style:parent-style-name="Standard">
      <style:text-properties style:font-name="Consolas" fo:font-size="10pt" style:font-size-asian="10pt" style:font-size-complex="10pt"/>
    </style:style>
    <style:style style:name="P20" style:family="paragraph" style:parent-style-name="Standard">
      <style:text-properties style:font-name="Consolas" fo:font-size="10pt" officeooo:rsid="0042147a" officeooo:paragraph-rsid="0042147a" style:font-size-asian="10pt" style:font-size-complex="10pt"/>
    </style:style>
    <style:style style:name="P21" style:family="paragraph" style:parent-style-name="Text_20_body">
      <style:text-properties fo:language="de" fo:country="DE" officeooo:rsid="003919b9" officeooo:paragraph-rsid="003919b9"/>
    </style:style>
    <style:style style:name="P22" style:family="paragraph" style:parent-style-name="Text_20_body">
      <style:text-properties fo:language="de" fo:country="DE" officeooo:rsid="003af1f4" officeooo:paragraph-rsid="003b3e8d"/>
    </style:style>
    <style:style style:name="P23" style:family="paragraph" style:parent-style-name="Text_20_body">
      <style:text-properties fo:language="de" fo:country="DE" officeooo:rsid="003cee4f" officeooo:paragraph-rsid="003cee4f"/>
    </style:style>
    <style:style style:name="P24" style:family="paragraph" style:parent-style-name="Text_20_body">
      <style:text-properties fo:language="de" fo:country="DE" officeooo:rsid="003ee0fb" officeooo:paragraph-rsid="003ee0fb"/>
    </style:style>
    <style:style style:name="P25" style:family="paragraph" style:parent-style-name="Text_20_body">
      <loext:graphic-properties draw:fill-gradient-name="gradient" draw:fill-hatch-name="hatch"/>
      <style:paragraph-properties fo:margin-top="0in" fo:margin-bottom="0in" style:contextual-spacing="false" fo:line-height="0.1402in" style:register-true="true"/>
      <style:text-properties style:font-name="Consolas" fo:font-size="9pt" fo:language="zxx" fo:country="none" style:font-size-asian="9pt" style:language-asian="zxx" style:country-asian="none" style:font-size-complex="9pt" style:language-complex="zxx" style:country-complex="none"/>
    </style:style>
    <style:style style:name="P26" style:family="paragraph" style:parent-style-name="Text_20_body">
      <loext:graphic-properties draw:fill-gradient-name="gradient" draw:fill-hatch-name="hatch"/>
      <style:paragraph-properties fo:margin-top="0in" fo:margin-bottom="0in" style:contextual-spacing="false" fo:line-height="0.1402in" style:register-true="true"/>
      <style:text-properties style:font-name="Consolas" fo:font-size="9pt" fo:language="zxx" fo:country="none" officeooo:paragraph-rsid="003f294d" style:font-size-asian="9pt" style:language-asian="zxx" style:country-asian="none" style:font-size-complex="9pt" style:language-complex="zxx" style:country-complex="none"/>
    </style:style>
    <style:style style:name="P27" style:family="paragraph" style:parent-style-name="Text_20_body">
      <loext:graphic-properties draw:fill-gradient-name="gradient" draw:fill-hatch-name="hatch"/>
      <style:paragraph-properties fo:margin-top="0in" fo:margin-bottom="0in" style:contextual-spacing="false" fo:line-height="0.1402in" style:register-true="true"/>
      <style:text-properties style:font-name="Consolas" fo:font-size="9pt" fo:language="zxx" fo:country="none" officeooo:paragraph-rsid="003fbf12" style:font-size-asian="9pt" style:language-asian="zxx" style:country-asian="none" style:font-size-complex="9pt" style:language-complex="zxx" style:country-complex="none"/>
    </style:style>
    <style:style style:name="P28" style:family="paragraph" style:parent-style-name="Text_20_body">
      <style:text-properties officeooo:paragraph-rsid="0048779b"/>
    </style:style>
    <style:style style:name="T1" style:family="text">
      <style:text-properties fo:language="de" fo:country="DE"/>
    </style:style>
    <style:style style:name="T2" style:family="text">
      <style:text-properties fo:language="de" fo:country="DE" officeooo:rsid="00481ead"/>
    </style:style>
    <style:style style:name="T3" style:family="text">
      <style:text-properties fo:language="de" fo:country="DE" officeooo:rsid="0048779b"/>
    </style:style>
    <style:style style:name="T4" style:family="text">
      <style:text-properties fo:language="de" fo:country="DE" officeooo:rsid="0014e53c"/>
    </style:style>
    <style:style style:name="T5" style:family="text">
      <style:text-properties fo:language="de" fo:country="DE" officeooo:rsid="0016a5a8"/>
    </style:style>
    <style:style style:name="T6" style:family="text">
      <style:text-properties fo:language="de" fo:country="DE" officeooo:rsid="002c5742"/>
    </style:style>
    <style:style style:name="T7" style:family="text">
      <style:text-properties fo:language="de" fo:country="DE" officeooo:rsid="00192b1f"/>
    </style:style>
    <style:style style:name="T8" style:family="text">
      <style:text-properties fo:language="de" fo:country="DE" officeooo:rsid="001aa6e5"/>
    </style:style>
    <style:style style:name="T9" style:family="text">
      <style:text-properties officeooo:rsid="0016a5a8"/>
    </style:style>
    <style:style style:name="T10" style:family="text">
      <style:text-properties officeooo:rsid="0018472c"/>
    </style:style>
    <style:style style:name="T11" style:family="text">
      <style:text-properties officeooo:rsid="00192b1f"/>
    </style:style>
    <style:style style:name="T12" style:family="text">
      <style:text-properties officeooo:rsid="001aa6e5"/>
    </style:style>
    <style:style style:name="T13" style:family="text">
      <style:text-properties officeooo:rsid="002093db"/>
    </style:style>
    <style:style style:name="T14" style:family="text">
      <style:text-properties officeooo:rsid="00262701"/>
    </style:style>
    <style:style style:name="T15" style:family="text">
      <style:text-properties officeooo:rsid="00276c26"/>
    </style:style>
    <style:style style:name="T16" style:family="text">
      <style:text-properties officeooo:rsid="002af046"/>
    </style:style>
    <style:style style:name="T17" style:family="text">
      <style:text-properties officeooo:rsid="002c5742"/>
    </style:style>
    <style:style style:name="T18" style:family="text">
      <style:text-properties officeooo:rsid="0030bdd6"/>
    </style:style>
    <style:style style:name="T19" style:family="text">
      <style:text-properties officeooo:rsid="00325db4"/>
    </style:style>
    <style:style style:name="T20" style:family="text">
      <style:text-properties officeooo:rsid="00329503"/>
    </style:style>
    <style:style style:name="T21" style:family="text">
      <style:text-properties officeooo:rsid="00365286"/>
    </style:style>
    <style:style style:name="T22" style:family="text">
      <style:text-properties officeooo:rsid="00367b49"/>
    </style:style>
    <style:style style:name="T23" style:family="text">
      <style:text-properties fo:font-size="18pt" style:font-size-asian="18pt" style:font-size-complex="18pt"/>
    </style:style>
    <style:style style:name="T24" style:family="text">
      <style:text-properties fo:font-size="18pt" officeooo:rsid="002277f9" style:font-size-asian="18pt" style:font-size-complex="18pt"/>
    </style:style>
    <style:style style:name="T25" style:family="text">
      <style:text-properties officeooo:rsid="003734fd"/>
    </style:style>
    <style:style style:name="T26" style:family="text">
      <style:text-properties officeooo:rsid="0039d879"/>
    </style:style>
    <style:style style:name="T27" style:family="text">
      <style:text-properties officeooo:rsid="003a513d"/>
    </style:style>
    <style:style style:name="T28" style:family="text">
      <style:text-properties officeooo:rsid="003b3e8d"/>
    </style:style>
    <style:style style:name="T29" style:family="text">
      <style:text-properties officeooo:rsid="003c0b33"/>
    </style:style>
    <style:style style:name="T30" style:family="text">
      <style:text-properties officeooo:rsid="003cee4f"/>
    </style:style>
    <style:style style:name="T31" style:family="text">
      <style:text-properties officeooo:rsid="003ee0fb"/>
    </style:style>
    <style:style style:name="T32" style:family="text">
      <style:text-properties officeooo:rsid="003ef5f6"/>
    </style:style>
    <style:style style:name="T33" style:family="text">
      <style:text-properties officeooo:rsid="003f294d"/>
    </style:style>
    <style:style style:name="T34" style:family="text">
      <style:text-properties officeooo:rsid="003f5df8"/>
    </style:style>
    <style:style style:name="T35" style:family="text">
      <style:text-properties officeooo:rsid="003fbf12"/>
    </style:style>
    <style:style style:name="T36" style:family="text">
      <style:text-properties officeooo:rsid="0043eb22"/>
    </style:style>
    <style:style style:name="T37" style:family="text">
      <style:text-properties officeooo:rsid="00456b12"/>
    </style:style>
    <style:style style:name="T38" style:family="text">
      <style:text-properties officeooo:rsid="004635d8"/>
    </style:style>
    <style:style style:name="T39" style:family="text">
      <style:text-properties officeooo:rsid="0047e502"/>
    </style:style>
    <style:style style:name="T40" style:family="text">
      <style:text-properties officeooo:rsid="00481ead"/>
    </style:style>
    <style:style style:name="T41" style:family="text">
      <style:text-properties officeooo:rsid="004a67b2"/>
    </style:style>
    <style:style style:name="T42" style:family="text">
      <style:text-properties officeooo:rsid="004a68cf"/>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46">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reference-mark-start text:name="Aufgabe"/>Aufgabe 2: <text:span text:style-name="T1">Alles Käse</text:span><text:reference-mark-end text:name="Aufgabe"/></text:p>
      <text:p text:style-name="Subtitle">Teilnahme-ID: 66048</text:p>
      <text:p text:style-name="Subtitle">Bearbeiter/-in dieser Aufgabe:<text:line-break/>Karolina Schnitter</text:p>
      <text:p text:style-name="Subtitle"><text:date style:data-style-name="N46" text:date-value="2023-02-11T23:24:02.050000070" text:fixed="true">11. February 2023</text:dat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1"><text:a xlink:type="simple" xlink:href="#__RefHeading___Toc2232_4178761632" text:style-name="Index_20_Link" text:visited-style-name="Index_20_Link">Lösungsidee<text:tab/>1</text:a></text:p>
          <text:p text:style-name="P1"><text:a xlink:type="simple" xlink:href="#__RefHeading___Toc2234_4178761632" text:style-name="Index_20_Link" text:visited-style-name="Index_20_Link">Umsetzung<text:tab/>1</text:a></text:p>
          <text:p text:style-name="P1"><text:a xlink:type="simple" xlink:href="#__RefHeading___Toc2236_4178761632" text:style-name="Index_20_Link" text:visited-style-name="Index_20_Link">Beispiele<text:tab/>2</text:a></text:p>
          <text:p text:style-name="P1"><text:a xlink:type="simple" xlink:href="#__RefHeading___Toc2238_4178761632" text:style-name="Index_20_Link" text:visited-style-name="Index_20_Link">Quellcode<text:tab/>2</text:a></text:p>
        </text:index-body>
      </text:table-of-content>
      <text:p text:style-name="P17"/>
      <text:h text:style-name="Heading_20_1" text:outline-level="1" text:is-list-header="true"><text:bookmark-start text:name="__RefHeading___Toc2232_4178761632"/>Lösungsidee<text:bookmark-end text:name="__RefHeading___Toc2232_4178761632"/></text:h>
      <text:p text:style-name="P2">Ich habe die Aufgabe in 2 separate Lösungsschritte unterteilt:</text:p>
      <text:p text:style-name="P2">1. Käsescheiben finden, die praktisch der “Kern” <text:span text:style-name="T37">(die letzten Scheiben, die nach dem Schneiden des Käses übrig bleiben) </text:span>des Käsequaders waren</text:p>
      <text:p text:style-name="P2">2. alle restlichen Käsescheiben auf diesen “Kern” legen</text:p>
      <text:p text:style-name="P2"><text:span text:style-name="T37">Zu </text:span>1.</text:p>
      <text:p text:style-name="P2">Um die Anzahl der möglichen Start-Käsescheiben einzugrenzen habe ich folgenden Ansatz verwendet:</text:p>
      <text:p text:style-name="P3">Damit eine Käsescheibe eine Start-Käsescheibe sein kann, muss sie mehrmals vorhanden sein zb die Käsescheibe [x, y] ist c mal vorhanden, dann kann der Startquader die Längen [x, y, z] mit z &lt;= c haben. Wenn es eine andere Käsescheibe [x, z] oder [y, z] gibt, kann diese an den Startquader gelegt werden. Wenn es eine andere Käsescheibe [c, d] mit d &lt; x und d &lt; y gibt, kann diese niemals an den Startquader angelegt werden. Es <text:span text:style-name="T10">ist also sinnvoll nach einer Käsescheibe [x, z] oder [y, z] zu suchen, für die z möglichst klein ist und dann für alle möglichen Werte von x und y zu schauen, ob es Käsescheiben mit einem dieser Werte und der Anzahl c oder mehr gibt. Diese Käsescheiben sind dann mögliche Kandidaten für den Startquader.</text:span></text:p>
      <text:p text:style-name="P4"><text:span text:style-name="T37">Zu </text:span>2.</text:p>
      <text:p text:style-name="P4">Dieser Schritt lässt sich mit Backtracking lösen. Die Längen des Quaders werden getrackt. Jedes mal, wenn eine neue Scheibe angelegt werden soll, wird in einer effizienten Datenstruktur (z.B. Hash Set oder Hash Map) <text:span text:style-name="T11">nachgeschaut, welche der Scheiben [x, y], [x, z] oder [y, z] vorhanden ist. </text:span><text:soft-page-break/><text:span text:style-name="T11">Dann werden die Längen und die Menge der Scheiben aktualisiert. Wenn keine passende Scheibe in der Menge vorhanden ist, wird die letzte Scheibe entfernt und </text:span><text:span text:style-name="T12">von da aus nach einer neuen Scheibe gesucht. Um die Reihenfolge der Scheiben zu speichern, eignet sich ein </text:span><text:span text:style-name="T16">S</text:span><text:span text:style-name="T12">tack, da jeweils nur eine Scheibe hinzugefügt oder abgenommen werden muss.</text:span></text:p>
      <text:p text:style-name="P8"><text:span text:style-name="T24">Laufzeit</text:span><text:span text:style-name="T23">:</text:span></text:p>
      <text:p text:style-name="P6"><text:span text:style-name="T18">Der Aufbau des Käsewürfels kann als </text:span><text:span text:style-name="T19">Baum</text:span><text:span text:style-name="T18"> mit maximalem Verzweigungsgrad von 3 </text:span><text:span text:style-name="T19">und Höhe n </text:span><text:span text:style-name="T18">dargestellt werden. </text:span><text:span text:style-name="T19">Der oben beschriebene Algorithmus ist praktisch depth-first search auf diesem Baum.</text:span><text:span text:style-name="T18"> </text:span><text:span text:style-name="T19"><text:s/></text:span></text:p>
      <text:p text:style-name="P5">1. <text:span text:style-name="T19">Der Baum ist vollständig, wenn man annimmt, das eine Scheibe potentiell zu jeder Zeit an jeder Seite angelegt werden kann. </text:span><text:span text:style-name="T20">Im worst-case müssten alle Blätter überprüft werden, was eine Zeitkomplexität von O(3^n) bedeutet.</text:span></text:p>
      <text:p text:style-name="P7"><text:span text:style-name="T22">2</text:span>. <text:span text:style-name="T37">Sehr oft</text:span><text:span text:style-name="T25"> </text:span><text:span text:style-name="T37">hat die worst-case Zeitkomplexität keinen Einfluss auf die tatsächliche Laufzeit</text:span><text:span text:style-name="T25">.</text:span> <text:span text:style-name="T25">B</text:span><text:span text:style-name="T13">ei den Beispieleingaben lassen sich die Laufzeiten nur bei den drei größten Eingaben </text:span><text:span text:style-name="T38">(siehe Tabelle) </text:span><text:span text:style-name="T13">vergleichen, da bei den kleineren Eingaben der eigentliche Algorithmus keinen großen Teil der Zeit in Anspruch nimmt. </text:span><text:span text:style-name="T14">Eingabe und Ausgabe sind immer O(n). Die Zeitkomplexität liegt also zwischen </text:span><text:span text:style-name="T21">O(n) und O(3^n)</text:span></text:p>
      <table:table table:name="Table1" table:style-name="Table1">
        <table:table-column table:style-name="Table1.A" table:number-columns-repeated="3"/>
        <table:table-column table:style-name="Table1.D"/>
        <table:table-row>
          <table:table-cell table:style-name="Table1.A1" office:value-type="string">
            <text:p text:style-name="Table_20_Contents"/>
          </table:table-cell>
          <table:table-cell table:style-name="Table1.A1" office:value-type="string">
            <text:p text:style-name="P9">Test 5</text:p>
          </table:table-cell>
          <table:table-cell table:style-name="Table1.A1" office:value-type="string">
            <text:p text:style-name="P9">Test 6</text:p>
          </table:table-cell>
          <table:table-cell table:style-name="Table1.A1" office:value-type="string">
            <text:p text:style-name="P9">Test 7</text:p>
          </table:table-cell>
        </table:table-row>
        <table:table-row>
          <table:table-cell table:style-name="Table1.A1" office:value-type="string">
            <text:p text:style-name="P9">Zeit (in nanosecs) / n</text:p>
          </table:table-cell>
          <table:table-cell table:style-name="Table1.A1" office:value-type="string">
            <text:p text:style-name="P9">251</text:p>
          </table:table-cell>
          <table:table-cell table:style-name="Table1.A1" office:value-type="string">
            <text:p text:style-name="P9">275</text:p>
          </table:table-cell>
          <table:table-cell table:style-name="Table1.A1" office:value-type="string">
            <text:p text:style-name="P9">318</text:p>
          </table:table-cell>
        </table:table-row>
        <table:table-row table:style-name="Table1.3">
          <table:table-cell table:style-name="Table1.A1" office:value-type="string">
            <text:p text:style-name="P9">n</text:p>
          </table:table-cell>
          <table:table-cell table:style-name="Table1.A1" office:value-type="string">
            <text:p text:style-name="P9">6848</text:p>
          </table:table-cell>
          <table:table-cell table:style-name="Table1.A1" office:value-type="string">
            <text:p text:style-name="P9">90300</text:p>
          </table:table-cell>
          <table:table-cell table:style-name="Table1.A1" office:value-type="string">
            <text:p text:style-name="P9">1529903</text:p>
          </table:table-cell>
        </table:table-row>
      </table:table>
      <text:p text:style-name="P7"/>
      <text:p text:style-name="P10">Aufgabenteil <text:span text:style-name="T38">B</text:span>:</text:p>
      <text:p text:style-name="P14">Als Erweiterung von Aufgabe <text:span text:style-name="T38">A</text:span> habe ich gewählt, da<text:span text:style-name="T38">s</text:span>s mehrer<text:span text:style-name="T38">e</text:span> Scheiben zwischendurch <text:span text:style-name="T38">aufgegessen</text:span> werden können. <text:span text:style-name="T38">Diese können kein </text:span>Teil des Kerns des Quaders s<text:span text:style-name="T38">ein</text:span>.</text:p>
      <text:p text:style-name="P15">Der Algorithmus wird erweitert: Beim Aussuchen der nächsten Scheibe wird zuerst überprüft, ob eine passende Scheibe in der Menge vorhanden ist. <text:span text:style-name="T39">W</text:span>enn nicht, wird eine „erfundene“ Scheibe hinzugefügt. Diese erfundenen Scheiben werden z.B. in einer Menge gespeichert. Wenn die Anzahl der erfundenen Scheiben der Anzahl der entfernten Scheiben entspricht, kommen keine neuen mehr hinzu. </text:p>
      <text:p text:style-name="P16"><text:span text:style-name="T15">Ergänzung </text:span>zu<text:span text:style-name="T39">r</text:span> Zeitkomplexität:</text:p>
      <text:p text:style-name="P14">Die Anzahl der gegessenen Scheiben hat grundsätzlich keine Auswirkungen auf die Zeitkomplexität, eher auf die <text:span text:style-name="T39">d</text:span>urchschnittliche Laufzeit. Dadurch, da<text:span text:style-name="T39">s</text:span>s es nun Scheiben mit variabler Größe gibt, können mehr verschiedene Quader konstruiert werden, die Laufzeit nähert sich also <text:span text:style-name="T39">O(3^n)</text:span> an.</text:p>
      <text:p text:style-name="P13"/>
      <text:h text:style-name="P18" text:outline-level="1"><text:bookmark-start text:name="__RefHeading___Toc2234_4178761632"/><text:soft-page-break/>Umsetzung<text:bookmark-end text:name="__RefHeading___Toc2234_4178761632"/></text:h>
      <text:p text:style-name="P28"><text:span text:style-name="T4">Ich habe den Hauptteil der Aufgabe in Rust und einzelne Teile, wie das Erstellen eines Tests für </text:span><text:span text:style-name="T5">den </text:span><text:span text:style-name="T4">Aufgabenteil </text:span><text:span text:style-name="T2">B,</text:span><text:span text:style-name="T4"> in Python implementiert. Die Einzelteile </text:span><text:span text:style-name="T6">werden </text:span><text:span text:style-name="T4">in einem Bash script </text:span><text:span text:style-name="T6">zusammengeführt</text:span><text:span text:style-name="T4"> (</text:span><text:span text:style-name="T5">das Programm kann nur ausgeführt werden, wenn </text:span><text:span text:style-name="T4">run.sh, solve, und solve2 </text:span><text:span text:style-name="T5">executable permissions bekommen, ich habe das Ganze auf 2 </text:span><text:span text:style-name="T7">verschiedenen Geräten</text:span><text:span text:style-name="T5"> </text:span><text:span text:style-name="T8">mit Linux </text:span><text:span text:style-name="T5">ausprobiert</text:span><text:span text:style-name="T4">)</text:span></text:p>
      <text:p text:style-name="P28"><text:span text:style-name="T2">Die read_input und die solve function im Quellcode Abschnitt stammen aus </text:span><text:span text:style-name="T3">Programm B</text:span><text:span text:style-name="T2">. </text:span></text:p>
      <text:p text:style-name="P21"><text:span text:style-name="T27">I</text:span>n read_input wird der erste Teil des Problems gelöst. Als erstes wird das Input File eingelesen und die Koordinaten zu f64 geparst. <text:span text:style-name="T26">Die </text:span><text:span text:style-name="T27">V</text:span><text:span text:style-name="T26">ariable lowest hält d</text:span><text:span text:style-name="T27">en bisher geringsten Wert für z (aus Lösungsidee 1.), das HashSet lowest_second h</text:span><text:span text:style-name="T41">ält</text:span><text:span text:style-name="T27"> alle möglichen </text:span><text:span text:style-name="T41">W</text:span><text:span text:style-name="T27">erte für x und y. In all_slices sind alle Scheiben </text:span><text:span text:style-name="T41">g</text:span><text:span text:style-name="T27">espeichert.</text:span></text:p>
      <text:p text:style-name="P22">solve startet damit, alle möglichen Anfangs-Scheiben herauszusuchen, in jedem Durchgang der äußeren Schleife ist eine dieser Scheiben der Ausgangspunkt für den backtracking Algorithmus. <text:span text:style-name="T28">Die zwischendurch gegessenen Scheiben werden </text:span><text:span text:style-name="T29">in </text:span><text:span text:style-name="T28">made_up_slices gespeichert. Wie und wo eine Käsescheibe an den Quader angelegt wurde, wird gespeichert als ([bool; 3], usize, bool), <text:s/>der Array an </text:span><text:span text:style-name="T42">I</text:span><text:span text:style-name="T28">ndex 0 </text:span><text:span text:style-name="T29">enthält,</text:span><text:span text:style-name="T28"> welche Möglichkeiten, an einen bestimmten Quader Scheiben anzulegen, schon ausprobiert wurden, also ob die Scheibe die Längen [x, y], [x, z] oder [</text:span><text:span text:style-name="T29">y, z</text:span><text:span text:style-name="T28">] </text:span><text:span text:style-name="T29">hatte. An index 1 wird gespeichert, welche dieser Varianten ausprobiert wird oder wurde und </text:span><text:span text:style-name="T31">in I</text:span><text:span text:style-name="T29">ndex 2, ob die Scheibe aus all_slices war oder ob sie zu made_up_slices gehört. Diese Struktur wird nun verwendet, um <text:s/>herauszufinden, welche der drei Möglichkeiten, eine Scheibe auszuwählen und an den </text:span><text:span text:style-name="T30">Quader zu legen in der Reihenfolge als nächstes kommt, nachdem back_step true war. Grundsätzlich wird, wenn eine Scheibe auf den Quader gelegt wird, diese Struktur auf den stack gelegt und bei einem backstep abgenommen. </text:span><text:span text:style-name="T31">Die Funktion order sortiert x, y und z nach Größe. </text:span></text:p>
      <text:p text:style-name="P23">Bei Aufgabe B werden die Beispiele aus der Aufgabe modifiziert verwendet. Das Python <text:span text:style-name="T42">S</text:span>cript, das die Scheiben entfernt, nimmt dazu die ungeordnete Liste als Basis und entfernt Scheiben, die nicht zum Kern des Käsequaders gehören. <text:span text:style-name="T42">D</text:span>afür wird auf den Output von Aufgabe A zugegriffen.</text:p>
      <text:p text:style-name="P23">Wenn eine Käsescheibe entfernt wird, die sonst als letztes an den <text:span text:style-name="T42">Q</text:span>uader angelegt werden würde, ist der <text:span text:style-name="T31">Q</text:span>uader komplett, auch ohne diese Scheibe.</text:p>
      <text:p text:style-name="P24">Für Aufgabenteil A und B gibt es je einen testcases und einen output folder mit files.</text:p>
      <text:h text:style-name="P18" text:outline-level="1"><text:bookmark-start text:name="__RefHeading___Toc2236_4178761632"/>Beispiele<text:bookmark-end text:name="__RefHeading___Toc2236_4178761632"/></text:h>
      <text:p text:style-name="P19"/>
      <text:h text:style-name="Heading_20_3" text:outline-level="3">Aufgabe A</text:h>
      <text:p text:style-name="P19">$ ./run.sh</text:p>
      <text:p text:style-name="P19">Program B oder A: A</text:p>
      <text:p text:style-name="P19">"all" fuer alle Beispiele oder name eines files im testcase folder: all</text:p>
      <text:p text:style-name="P19">bsp1.txt</text:p>
      <text:p text:style-name="P19">status: success</text:p>
      <text:p text:style-name="P19">Time per test: 183.956µs</text:p>
      <text:p text:style-name="P19"><text:soft-page-break/>number of slices: 12</text:p>
      <text:p text:style-name="P19">Time per slice in nanosecs: 15329</text:p>
      <text:p text:style-name="P19">bsp2.txt</text:p>
      <text:p text:style-name="P19">status: success</text:p>
      <text:p text:style-name="P19">Time per test: 64.173µs</text:p>
      <text:p text:style-name="P19">number of slices: 5</text:p>
      <text:p text:style-name="P19">Time per slice in nanosecs: 12834</text:p>
      <text:p text:style-name="P19">bsp3.txt</text:p>
      <text:p text:style-name="P19">status: success</text:p>
      <text:p text:style-name="P19">Time per test: 72.626µs</text:p>
      <text:p text:style-name="P19">number of slices: 23</text:p>
      <text:p text:style-name="P19">Time per slice in nanosecs: 3157</text:p>
      <text:p text:style-name="P19">bsp4.txt</text:p>
      <text:p text:style-name="P19">status: success</text:p>
      <text:p text:style-name="P19">Time per test: 520.418µs</text:p>
      <text:p text:style-name="P19">number of slices: 550</text:p>
      <text:p text:style-name="P19">Time per slice in nanosecs: 946</text:p>
      <text:p text:style-name="P19">bsp5.txt</text:p>
      <text:p text:style-name="P19">status: success</text:p>
      <text:p text:style-name="P19">Time per test: 4.62536ms</text:p>
      <text:p text:style-name="P19">number of slices: 6848</text:p>
      <text:p text:style-name="P19">Time per slice in nanosecs: 675</text:p>
      <text:p text:style-name="P19">bsp6.txt</text:p>
      <text:p text:style-name="P19">status: success</text:p>
      <text:p text:style-name="P19">Time per test: 25.376516ms</text:p>
      <text:p text:style-name="P19">number of slices: 90300</text:p>
      <text:p text:style-name="P19">Time per slice in nanosecs: 281</text:p>
      <text:p text:style-name="P19">bsp7.txt</text:p>
      <text:p text:style-name="P19">status: success</text:p>
      <text:p text:style-name="P19">Time per test: 523.75602ms</text:p>
      <text:p text:style-name="P19">number of slices: 1529903</text:p>
      <text:p text:style-name="P19">Time per slice in nanosecs: 342</text:p>
      <text:p text:style-name="P19">Total time for all tests: 554.667571ms</text:p>
      <text:p text:style-name="P19"/>
      <text:p text:style-name="P20">für kaese 1 (output/bsp1.txt, die restlichen Output files sind auch im output folder)</text:p>
      <text:p text:style-name="P20">2, 4</text:p>
      <text:p text:style-name="P20">2, 4</text:p>
      <text:p text:style-name="P20">2, 4</text:p>
      <text:p text:style-name="P20">3, 4</text:p>
      <text:p text:style-name="P20">3, 3</text:p>
      <text:p text:style-name="P20">3, 3</text:p>
      <text:p text:style-name="P20">3, 6</text:p>
      <text:p text:style-name="P20">4, 6</text:p>
      <text:p text:style-name="P20">4, 6</text:p>
      <text:p text:style-name="P20">4, 6</text:p>
      <text:p text:style-name="P20">6, 6</text:p>
      <text:p text:style-name="P20">6, 6</text:p>
      <text:p text:style-name="P20"/>
      <text:h text:style-name="Heading_20_3" text:outline-level="3">Aufgabe B</text:h>
      <text:p text:style-name="P20"/>
      <text:p text:style-name="P20"><text:span text:style-name="T36">$ </text:span>./run.sh</text:p>
      <text:p text:style-name="P20">Program B oder A: B</text:p>
      <text:p text:style-name="P20">"all" fuer alle Beispiele oder name eines files im testcase folder: all</text:p>
      <text:p text:style-name="P20">Anzahl der gegessenen Kaesescheiben: 3</text:p>
      <text:p text:style-name="P20">removed:</text:p>
      <text:p text:style-name="P20"><text:soft-page-break/><text:s/>['3 3\n', '3 3\n', '6 6\n']</text:p>
      <text:p text:style-name="P20">removed:</text:p>
      <text:p text:style-name="P20"><text:s/>['2 1000\n', '2 1000\n', '2 998\n']</text:p>
      <text:p text:style-name="P20">removed:</text:p>
      <text:p text:style-name="P20"><text:s/>['4 998\n', '2 997\n', '999 1000\n']</text:p>
      <text:p text:style-name="P20">removed:</text:p>
      <text:p text:style-name="P20"><text:s/>['171 174\n', '12 38\n', '195 196\n']</text:p>
      <text:p text:style-name="P20">removed:</text:p>
      <text:p text:style-name="P20"><text:s/>['2193 3053\n', '2190 3050\n', '335 1645\n']</text:p>
      <text:p text:style-name="P20">removed:</text:p>
      <text:p text:style-name="P20"><text:s/>['39110 510356\n', '7379 487498\n', '15989 25239\n']</text:p>
      <text:p text:style-name="P20">removed:</text:p>
      <text:p text:style-name="P20"><text:s/>['493499 493880\n', '191234 191630\n', '223958 224705\n']</text:p>
      <text:p text:style-name="P20"/>
      <text:p text:style-name="P20">Test bsp1.txt</text:p>
      <text:p text:style-name="P20">path: testcasesb/bsp1.txt</text:p>
      <text:p text:style-name="P20">removed:</text:p>
      <text:p text:style-name="P20">{[3, 3]: 2}</text:p>
      <text:p text:style-name="P20">success</text:p>
      <text:p text:style-name="P20">time for one testcase: 126.428µs</text:p>
      <text:p text:style-name="P20"/>
      <text:p text:style-name="P20">Test bsp2.txt</text:p>
      <text:p text:style-name="P20">path: testcasesb/bsp2.txt</text:p>
      <text:p text:style-name="P20">time for one testcase: 5.363µs</text:p>
      <text:p text:style-name="P20"/>
      <text:p text:style-name="P20">Test bsp3.txt</text:p>
      <text:p text:style-name="P20">path: testcasesb/bsp3.txt</text:p>
      <text:p text:style-name="P20">removed:</text:p>
      <text:p text:style-name="P20">{[2, 997]: 1, [999, 1000]: 1, [4, 998]: 1}</text:p>
      <text:p text:style-name="P20">success</text:p>
      <text:p text:style-name="P20">time for one testcase: 69.456µs</text:p>
      <text:p text:style-name="P20"/>
      <text:p text:style-name="P20">Test bsp4.txt</text:p>
      <text:p text:style-name="P20">path: testcasesb/bsp4.txt</text:p>
      <text:p text:style-name="P20">removed:</text:p>
      <text:p text:style-name="P20">{[171, 174]: 1, [12, 38]: 1, [195, 196]: 1}</text:p>
      <text:p text:style-name="P20">success</text:p>
      <text:p text:style-name="P20">time for one testcase: 194.382µs</text:p>
      <text:p text:style-name="P20"/>
      <text:p text:style-name="P20">Test bsp5.txt</text:p>
      <text:p text:style-name="P20">path: testcasesb/bsp5.txt</text:p>
      <text:p text:style-name="P20">removed:</text:p>
      <text:p text:style-name="P20">{[2193, 3053]: 1, [2190, 3050]: 1, [335, 1645]: 1}</text:p>
      <text:p text:style-name="P20">success</text:p>
      <text:p text:style-name="P20">time for one testcase: 5.064129ms</text:p>
      <text:p text:style-name="P20"/>
      <text:p text:style-name="P20">Test bsp6.txt</text:p>
      <text:p text:style-name="P20">path: testcasesb/bsp6.txt</text:p>
      <text:p text:style-name="P20">removed:</text:p>
      <text:p text:style-name="P20">{[7379, 487498]: 1, [39110, 510356]: 1, [15989, 25239]: 1}</text:p>
      <text:p text:style-name="P20">success</text:p>
      <text:p text:style-name="P20">time for one testcase: 53.931509ms</text:p>
      <text:p text:style-name="P20"/>
      <text:p text:style-name="P20">Test bsp7.txt</text:p>
      <text:p text:style-name="P20">path: testcasesb/bsp7.txt</text:p>
      <text:p text:style-name="P20">removed:</text:p>
      <text:p text:style-name="P20">{[223958, 224705]: 1, [191234, 191630]: 1, [493499, 493880]: 1}</text:p>
      <text:p text:style-name="P20"><text:soft-page-break/>success</text:p>
      <text:p text:style-name="P20">time for one testcase: 586.27119ms</text:p>
      <text:p text:style-name="P20">Total time for all Testcases: 645.688883ms</text:p>
      <text:h text:style-name="Heading_20_1" text:outline-level="1"><text:bookmark-start text:name="__RefHeading___Toc2238_4178761632"/>Quellcode<text:bookmark-end text:name="__RefHeading___Toc2238_4178761632"/></text:h>
      <text:p text:style-name="P12">fn read_input(path: &amp;str) -&gt; (i32, HashSet&lt;usize&gt;, HashMap&lt;[usize; 2], usize&gt;, i64) {</text:p>
      <text:p text:style-name="P12"><text:s text:c="4"/>println!("path: {}", path);</text:p>
      <text:p text:style-name="P12"><text:s text:c="4"/>// <text:span text:style-name="T32">read input file</text:span></text:p>
      <text:p text:style-name="P12"><text:s text:c="4"/>let file: File = File::open(path).unwrap();</text:p>
      <text:p text:style-name="P12"><text:s text:c="4"/>let mut all_slices: HashMap&lt;[usize; 2], usize&gt; = HashMap::new();</text:p>
      <text:p text:style-name="P12"><text:s text:c="4"/>let reader = BufReader::new(file);</text:p>
      <text:p text:style-name="P12"><text:s text:c="4"/>let mut lines = reader.lines();</text:p>
      <text:p text:style-name="P12"><text:s text:c="4"/>let n: i32 = lines.next().unwrap().unwrap().parse::&lt;i32&gt;().unwrap();</text:p>
      <text:p text:style-name="P12"><text:s text:c="4"/>let mut lowest: usize = n as usize;</text:p>
      <text:p text:style-name="P12"><text:s text:c="4"/>let mut lowest_second: HashSet&lt;usize&gt; = HashSet::new();</text:p>
      <text:p text:style-name="P12"><text:s text:c="4"/>for line in lines { // <text:span text:style-name="T32">iterate over all slices</text:span></text:p>
      <text:p text:style-name="P12"><text:s text:c="8"/>let line: String = line.unwrap();</text:p>
      <text:p text:style-name="P12"><text:s text:c="8"/>let mut line2 = line.trim().split_whitespace();</text:p>
      <text:p text:style-name="P12"><text:s text:c="8"/>let n1: usize = usize::from_str(line2.next().unwrap()).unwrap();</text:p>
      <text:p text:style-name="P12"><text:s text:c="8"/>let n2: usize = usize::from_str(line2.next().unwrap()).unwrap();</text:p>
      <text:p text:style-name="P12"><text:s text:c="8"/>// <text:span text:style-name="T32">new lowest</text:span></text:p>
      <text:p text:style-name="P12"><text:s text:c="8"/>if n1 &lt; lowest {</text:p>
      <text:p text:style-name="P12"><text:s text:c="12"/>lowest = n1;</text:p>
      <text:p text:style-name="P12"><text:s text:c="12"/>lowest_second.clear();</text:p>
      <text:p text:style-name="P12"><text:s text:c="8"/>}</text:p>
      <text:p text:style-name="P12"><text:s text:c="8"/>// <text:span text:style-name="T32">new lowest_second</text:span></text:p>
      <text:p text:style-name="P12"><text:s text:c="8"/>if n1 == lowest {</text:p>
      <text:p text:style-name="P12"><text:s text:c="12"/>lowest_second.insert(n2);</text:p>
      <text:p text:style-name="P12"><text:s text:c="8"/>}</text:p>
      <text:p text:style-name="P12"><text:s text:c="8"/>let nums: [usize; 2] = [n1, n2];</text:p>
      <text:p text:style-name="P12"><text:s text:c="8"/>*all_slices.entry(nums).or_insert(0) += 1;</text:p>
      <text:p text:style-name="P12"><text:s text:c="4"/>}</text:p>
      <text:p text:style-name="P12"><text:s text:c="4"/>(lowest as i32, lowest_second, all_slices, n as i64)</text:p>
      <text:p text:style-name="P12">}</text:p>
      <text:p text:style-name="P11"/>
      <text:p text:style-name="P12">fn solve(</text:p>
      <text:p text:style-name="P12"><text:s text:c="4"/>lowest: usize,</text:p>
      <text:p text:style-name="P12"><text:s text:c="4"/>lowest_second: HashSet&lt;usize&gt;,</text:p>
      <text:p text:style-name="P12"><text:s text:c="4"/>mut all_slices: HashMap&lt;[usize; 2], usize&gt;,</text:p>
      <text:p text:style-name="P12"><text:s text:c="4"/>file_name: &amp;str,</text:p>
      <text:p text:style-name="P12"><text:s text:c="4"/>number_eaten: usize,</text:p>
      <text:p text:style-name="P12">) {</text:p>
      <text:p text:style-name="P12"><text:s text:c="4"/>// <text:span text:style-name="T32">indentify possible start slices</text:span></text:p>
      <text:p text:style-name="P12"><text:s text:c="4"/>let number_eaten: usize = number_eaten;</text:p>
      <text:p text:style-name="P12"><text:s text:c="4"/>let mut start_slices: Vec&lt;[usize; 2]&gt; = Vec::new(); // change all_slices to mut</text:p>
      <text:p text:style-name="P12"><text:s text:c="4"/>for (key, value) in all_slices.iter() {</text:p>
      <text:p text:style-name="P12"><text:s text:c="8"/>if *value &gt;= lowest &amp;&amp; (lowest_second.contains(&amp;key[0]) || lowest_second.contains(&amp;key[1]))</text:p>
      <text:p text:style-name="P12"><text:s text:c="8"/>{</text:p>
      <text:p text:style-name="P12"><text:s text:c="12"/>start_slices.push(key.clone());</text:p>
      <text:p text:style-name="P12"><text:s text:c="8"/>}</text:p>
      <text:p text:style-name="P12"><text:s text:c="4"/>}</text:p>
      <text:p text:style-name="P12"><text:s text:c="4"/>while !start_slices.is_empty() { // <text:span text:style-name="T32">iterate over all possible start slices</text:span></text:p>
      <text:p text:style-name="P12"><text:s text:c="8"/>let start: [usize; 2] = start_slices.pop().unwrap();</text:p>
      <text:p text:style-name="P12"><text:s text:c="8"/>let mut x: usize = start[0];</text:p>
      <text:p text:style-name="P12"><text:s text:c="8"/>let mut y: usize = start[1];</text:p>
      <text:p text:style-name="P12"><text:s text:c="8"/>let mut z: usize = lowest;</text:p>
      <text:p text:style-name="P12"><text:s text:c="8"/>modify_hash_map(&amp;mut all_slices, start, -(lowest as i32));</text:p>
      <text:p text:style-name="P12"><text:s text:c="8"/>let mut stack: Vec&lt;([bool; 3], usize, bool)&gt; = Vec::new();</text:p>
      <text:p text:style-name="P12"><text:s text:c="8"/>let mut step_backward: bool = false;</text:p>
      <text:p text:style-name="P12"><text:s text:c="8"/>order(&amp;mut x, &amp;mut y, &amp;mut z);</text:p>
      <text:p text:style-name="P12"><text:s text:c="8"/>let mut state: ([bool; 3], usize, bool);</text:p>
      <text:p text:style-name="P12"><text:s text:c="8"/>let mut success: bool = true;</text:p>
      <text:p text:style-name="P12"><text:s text:c="8"/>let mut made_up_slices: HashMap&lt;[usize; 2], usize&gt; = HashMap::new();</text:p>
      <text:p text:style-name="P12"><text:soft-page-break/><text:s text:c="8"/>let mut made_up_slices_count: usize = 0;</text:p>
      <text:p text:style-name="P12"><text:s text:c="8"/>// <text:span text:style-name="T32">Backtracking Algorithm</text:span></text:p>
      <text:p text:style-name="P12"><text:s text:c="8"/>while !all_slices.is_empty() || step_backward {</text:p>
      <text:p text:style-name="P12"><text:s text:c="12"/>if step_backward { // <text:span text:style-name="T32">pop last slice</text:span></text:p>
      <text:p text:style-name="P12"><text:s text:c="16"/>order(&amp;mut x, &amp;mut y, &amp;mut z);</text:p>
      <text:p text:style-name="P12"><text:s text:c="16"/>if stack.is_empty() { // <text:span text:style-name="T32">no solution</text:span></text:p>
      <text:p text:style-name="P12"><text:s text:c="20"/>success = false;</text:p>
      <text:p text:style-name="P12"><text:s text:c="20"/>break;</text:p>
      <text:p text:style-name="P12"><text:s text:c="16"/>}</text:p>
      <text:p text:style-name="P12"><text:s text:c="16"/>state = stack.pop().unwrap();</text:p>
      <text:p text:style-name="P12"><text:s text:c="16"/>// <text:span text:style-name="T32">modify x, y or z</text:span></text:p>
      <text:p text:style-name="P12"><text:s text:c="16"/>let slice = back_backtrack(state.1, &amp;mut x, &amp;mut y, &amp;mut z);</text:p>
      <text:p text:style-name="P12"><text:s text:c="16"/>// <text:span text:style-name="T32">reconstruct slice</text:span></text:p>
      <text:p text:style-name="P12"><text:s text:c="16"/>if !state.2 {</text:p>
      <text:p text:style-name="P12"><text:s text:c="20"/>modify_hash_map(&amp;mut all_slices, slice, 1); //t</text:p>
      <text:p text:style-name="P12"><text:s text:c="16"/>} else {</text:p>
      <text:p text:style-name="P12"><text:s text:c="20"/>modify_hash_map(&amp;mut made_up_slices, slice, -1);</text:p>
      <text:p text:style-name="P12"><text:s text:c="20"/>made_up_slices_count -= 1;</text:p>
      <text:p text:style-name="P12"><text:s text:c="16"/>}</text:p>
      <text:p text:style-name="P12"><text:s text:c="16"/>if state.0 == [true, true, true] { // <text:span text:style-name="T33">all slices tried for this cube -&gt; continue backstep</text:span></text:p>
      <text:p text:style-name="P12"><text:s text:c="20"/>continue;</text:p>
      <text:p text:style-name="P12"><text:s text:c="16"/>} else { // <text:span text:style-name="T33">backward to false</text:span></text:p>
      <text:p text:style-name="P12"><text:s text:c="20"/>step_backward = false;</text:p>
      <text:p text:style-name="P12"><text:s text:c="16"/>}</text:p>
      <text:p text:style-name="P12"><text:s text:c="12"/>} else {</text:p>
      <text:p text:style-name="P12"><text:s text:c="16"/>let empty: [bool; 3] = [false, false, false];</text:p>
      <text:p text:style-name="P12"><text:s text:c="16"/>state = (empty, 0, false);</text:p>
      <text:p text:style-name="P12"><text:s text:c="12"/>}</text:p>
      <text:p text:style-name="P26"><text:s text:c="12"/>// <text:span text:style-name="T32">push new slice</text:span></text:p>
      <text:p text:style-name="P12"><text:s text:c="12"/>order(&amp;mut x, &amp;mut y, &amp;mut z);</text:p>
      <text:p text:style-name="P12"><text:s text:c="12"/>let arr: [bool; 3] = [</text:p>
      <text:p text:style-name="P12"><text:s text:c="16"/>all_slices.contains_key(&amp;[x, y]),</text:p>
      <text:p text:style-name="P12"><text:s text:c="16"/>all_slices.contains_key(&amp;[x, z]),</text:p>
      <text:p text:style-name="P12"><text:s text:c="16"/>all_slices.contains_key(&amp;[y, z]),</text:p>
      <text:p text:style-name="P12"><text:s text:c="12"/>];</text:p>
      <text:p text:style-name="P12"><text:s text:c="12"/>let mut found_slice: bool = false;</text:p>
      <text:p text:style-name="P12"><text:s text:c="12"/>// <text:span text:style-name="T34">look for fitting slice in all_slices</text:span></text:p>
      <text:p text:style-name="P12"><text:s text:c="12"/>if !state.2 {</text:p>
      <text:p text:style-name="P12"><text:s text:c="16"/>if !state.0[0] &amp;&amp; arr[0] {</text:p>
      <text:p text:style-name="P12"><text:s text:c="20"/>state.0[0] = true;</text:p>
      <text:p text:style-name="P12"><text:s text:c="20"/>state.1 = 1;</text:p>
      <text:p text:style-name="P12"><text:s text:c="20"/>stack.push(state);</text:p>
      <text:p text:style-name="P12"><text:s text:c="20"/>z += 1;</text:p>
      <text:p text:style-name="P12"><text:s text:c="20"/>found_slice = true;</text:p>
      <text:p text:style-name="P12"><text:s text:c="20"/>modify_hash_map(&amp;mut all_slices, [x, y], -1)</text:p>
      <text:p text:style-name="P12"><text:s text:c="16"/>} else if !state.0[1] &amp;&amp; arr[1] {</text:p>
      <text:p text:style-name="P12"><text:s text:c="20"/>state.0[1] = true;</text:p>
      <text:p text:style-name="P12"><text:s text:c="20"/>state.1 = 2;</text:p>
      <text:p text:style-name="P12"><text:s text:c="20"/>y += 1;</text:p>
      <text:p text:style-name="P12"><text:s text:c="20"/>if y &gt; z {</text:p>
      <text:p text:style-name="P12"><text:s text:c="24"/>state.1 = 1;</text:p>
      <text:p text:style-name="P12"><text:s text:c="20"/>}</text:p>
      <text:p text:style-name="P12"><text:s text:c="20"/>stack.push(state);</text:p>
      <text:p text:style-name="P12"><text:s text:c="20"/>found_slice = true;</text:p>
      <text:p text:style-name="P12"><text:s text:c="20"/>modify_hash_map(&amp;mut all_slices, [x, z], -1);</text:p>
      <text:p text:style-name="P12"><text:s text:c="16"/>} else if !state.0[2] &amp;&amp; arr[2] {</text:p>
      <text:p text:style-name="P12"><text:s text:c="20"/>state.0[2] = true;</text:p>
      <text:p text:style-name="P12"><text:s text:c="20"/>state.1 = 3;</text:p>
      <text:p text:style-name="P12"><text:s text:c="20"/>x += 1;</text:p>
      <text:p text:style-name="P12"><text:s text:c="20"/>if x &gt; y {</text:p>
      <text:p text:style-name="P12"><text:s text:c="24"/>state.1 = 2;</text:p>
      <text:p text:style-name="P12"><text:s text:c="24"/>if x &gt; z {</text:p>
      <text:p text:style-name="P12"><text:s text:c="28"/>state.1 = 1;</text:p>
      <text:p text:style-name="P12"><text:s text:c="24"/>}</text:p>
      <text:p text:style-name="P12"><text:s text:c="20"/>}</text:p>
      <text:p text:style-name="P12"><text:soft-page-break/><text:s text:c="20"/>stack.push(state);</text:p>
      <text:p text:style-name="P12"><text:s text:c="20"/>found_slice = true;</text:p>
      <text:p text:style-name="P12"><text:s text:c="20"/>modify_hash_map(&amp;mut all_slices, [y, z], -1);</text:p>
      <text:p text:style-name="P12"><text:s text:c="16"/>} else {</text:p>
      <text:p text:style-name="P12"><text:s text:c="20"/>state.2 = true;</text:p>
      <text:p text:style-name="P12"><text:s text:c="16"/>}</text:p>
      <text:p text:style-name="P12"><text:s text:c="12"/>} // <text:span text:style-name="T34">if no fitting slice found try make one up</text:span></text:p>
      <text:p text:style-name="P12"><text:s text:c="12"/>if state.2 &amp;&amp; made_up_slices_count &lt; number_eaten {</text:p>
      <text:p text:style-name="P12"><text:s text:c="16"/>made_up_slices_count += 1;</text:p>
      <text:p text:style-name="P12"><text:s text:c="16"/>if !state.0[0] {</text:p>
      <text:p text:style-name="P12"><text:s text:c="20"/>state.0[0] = true;</text:p>
      <text:p text:style-name="P12"><text:s text:c="20"/>state.1 = 1;</text:p>
      <text:p text:style-name="P12"><text:s text:c="20"/>stack.push(state);</text:p>
      <text:p text:style-name="P12"><text:s text:c="20"/>z += 1;</text:p>
      <text:p text:style-name="P12"><text:s text:c="20"/>found_slice = true;</text:p>
      <text:p text:style-name="P12"><text:s text:c="20"/>modify_hash_map(&amp;mut made_up_slices, [x, y], 1)</text:p>
      <text:p text:style-name="P12"><text:s text:c="16"/>} else if !state.0[1] {</text:p>
      <text:p text:style-name="P12"><text:s text:c="20"/>state.0[1] = true;</text:p>
      <text:p text:style-name="P12"><text:s text:c="20"/>state.1 = 2;</text:p>
      <text:p text:style-name="P12"><text:s text:c="20"/>y += 1;</text:p>
      <text:p text:style-name="P12"><text:s text:c="20"/>if y &gt; z {</text:p>
      <text:p text:style-name="P12"><text:s text:c="24"/>state.1 = 1;</text:p>
      <text:p text:style-name="P12"><text:s text:c="20"/>}</text:p>
      <text:p text:style-name="P12"><text:s text:c="20"/>stack.push(state);</text:p>
      <text:p text:style-name="P12"><text:s text:c="20"/>found_slice = true;</text:p>
      <text:p text:style-name="P12"><text:s text:c="20"/>modify_hash_map(&amp;mut made_up_slices, [x, z], 1);</text:p>
      <text:p text:style-name="P12"><text:s text:c="16"/>} else if !state.0[2] {</text:p>
      <text:p text:style-name="P12"><text:s text:c="20"/>state.0[2] = true;</text:p>
      <text:p text:style-name="P12"><text:s text:c="20"/>state.1 = 3;</text:p>
      <text:p text:style-name="P12"><text:s text:c="20"/>x += 1;</text:p>
      <text:p text:style-name="P12"><text:s text:c="20"/>if x &gt; y {</text:p>
      <text:p text:style-name="P12"><text:s text:c="24"/>state.1 = 2;</text:p>
      <text:p text:style-name="P12"><text:s text:c="24"/>if x &gt; z {</text:p>
      <text:p text:style-name="P12"><text:s text:c="28"/>state.1 = 1;</text:p>
      <text:p text:style-name="P12"><text:s text:c="24"/>}</text:p>
      <text:p text:style-name="P12"><text:s text:c="20"/>}</text:p>
      <text:p text:style-name="P12"><text:s text:c="20"/>stack.push(state);</text:p>
      <text:p text:style-name="P12"><text:s text:c="20"/>found_slice = true;</text:p>
      <text:p text:style-name="P12"><text:s text:c="20"/>modify_hash_map(&amp;mut made_up_slices, [y, z], 1);</text:p>
      <text:p text:style-name="P12"><text:s text:c="16"/>} else {</text:p>
      <text:p text:style-name="P12"><text:s text:c="20"/>made_up_slices_count -= 1;</text:p>
      <text:p text:style-name="P12"><text:s text:c="16"/>}</text:p>
      <text:p text:style-name="P12"><text:s text:c="12"/>// <text:span text:style-name="T34">modify step_backwards</text:span></text:p>
      <text:p text:style-name="P12"><text:s text:c="12"/>} else {</text:p>
      <text:p text:style-name="P12"><text:s text:c="16"/>step_backward = true;</text:p>
      <text:p text:style-name="P12"><text:s text:c="12"/>}</text:p>
      <text:p text:style-name="P12"><text:s text:c="12"/>if found_slice {</text:p>
      <text:p text:style-name="P12"><text:s text:c="16"/>step_backward = false;</text:p>
      <text:p text:style-name="P12"><text:s text:c="12"/>}</text:p>
      <text:p text:style-name="P12"><text:s text:c="8"/>}</text:p>
      <text:p text:style-name="P12"><text:s text:c="8"/>if success {</text:p>
      <text:p text:style-name="P12"><text:s text:c="12"/>// <text:span text:style-name="T34">output found solution</text:span></text:p>
      <text:p text:style-name="P12"><text:s text:c="12"/>output_rev(stack, start, lowest, file_name);</text:p>
      <text:p text:style-name="P27"><text:s text:c="12"/><text:span text:style-name="T35">if PRINT_REMOVED {</text:span></text:p>
      <text:p text:style-name="P27"><text:span text:style-name="T35"><text:s text:c="16"/>print_removed(made_up_slices);</text:span></text:p>
      <text:p text:style-name="P27"><text:span text:style-name="T35"><text:s text:c="12"/>}</text:span></text:p>
      <text:p text:style-name="P12"><text:s text:c="12"/>return;</text:p>
      <text:p text:style-name="P12"><text:s text:c="8"/>} else {</text:p>
      <text:p text:style-name="P12"><text:s text:c="12"/>modify_hash_map(&amp;mut all_slices, start, lowest as i32);</text:p>
      <text:p text:style-name="P12"><text:s text:c="8"/>}</text:p>
      <text:p text:style-name="P12"><text:s text:c="4"/>}</text:p>
      <text:p text:style-name="P1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SungtiL GB" svg:font-family="'AR PL SungtiL GB'" style:font-family-generic="system" style:font-pitch="variable"/>
    <style:font-face style:name="Consolas" svg:font-family="Consolas" style:font-family-generic="swiss" style:font-pitch="fixed"/>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Tahoma" svg:font-family="Tahoma"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style:style>
    <style:style style:name="Verzeichnis_20_2" style:display-name="Verzeichnis 2" style:family="paragraph" style:default-outline-level="">
      <style:paragraph-properties fo:margin-left="0.1965in" fo:margin-right="0in" fo:hyphenation-ladder-count="no-limit" fo:text-indent="0in" style:auto-text-indent="false">
        <style:tab-stops>
          <style:tab-stop style:position="6.2701in"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Verzeichnis_20_1" style:display-name="Verzeichnis 1" style:family="paragraph" style:default-outline-level="">
      <style:paragraph-properties fo:hyphenation-ladder-count="no-limit">
        <style:tab-stops>
          <style:tab-stop style:position="6.2701in"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RGV-Überschrift" style:family="paragraph" style:default-outline-level="">
      <style:paragraph-properties fo:margin-top="0.1665in" fo:margin-bottom="0.0835in" style:contextual-spacing="false" fo:hyphenation-ladder-count="no-limit" fo:keep-with-next="always"/>
      <style:text-properties style:font-name="Liberation Serif"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style:style>
    <style:style style:name="Heading_20_2" style:display-name="Heading 2" style:family="paragraph" style:parent-style-name="Heading" style:class="text"/>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reference-ref text:reference-format="text" text:ref-name="Aufgabe">Aufgabe 2: Alles Käse</text:reference-ref><text:tab/><text:tab/>Teilnahme-ID: <text:reference-ref text:reference-format="text" text:ref-name="TeilnahmeId">Error: Reference source not found</text:reference-ref></text:p>
      </style:header>
      <style:footer>
        <text:p text:style-name="Footer"><text:tab/><text:page-number text:select-page="current">8</text:page-number>/<text:page-count>8</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1T23:24:02.57</meta:creation-date>
    <meta:editing-duration>PT2H16M54S</meta:editing-duration>
    <meta:editing-cycles>24</meta:editing-cycles>
    <meta:generator>LibreOffice/7.3.7.2$Linux_X86_64 LibreOffice_project/30$Build-2</meta:generator>
    <meta:initial-creator>Karolina </meta:initial-creator>
    <dc:date>2023-04-17T20:00:15.170999180</dc:date>
    <meta:document-statistic meta:table-count="1" meta:image-count="0" meta:object-count="0" meta:page-count="8" meta:paragraph-count="346" meta:word-count="2056" meta:character-count="15507" meta:non-whitespace-character-count="11277"/>
  </office:meta>
</office:document-meta>
</file>